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_100_Entity.setF70( int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8( int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2( int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1( int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3( int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1( int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9( int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5( int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7( int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5( int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2( int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1( int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0( int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( int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1( int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1( int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9( int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2( int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4( int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0( int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1( int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3( int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3( int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5( int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8( int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7( int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3( int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9( int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4( int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6( int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8( int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1( int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5( int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5( int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0( int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0( int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6( int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( int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( in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6( int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5( int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4( int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2( int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9( int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3( int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9( int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8( int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0( int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4( int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( in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0( int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6( int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3( int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7( int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7( int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4( int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7( int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8( int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4( int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0( int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4( int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6( int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9( int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7( int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4( int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7( int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8( int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7( int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3( int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9( int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4( int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68( int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8( int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( int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1( int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6( int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96( int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2( int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6( int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5( int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5( int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7( int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3( int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3( int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0( int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8( int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2( int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2( int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42( int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39( int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5( int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59( int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81( int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12( int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setF26( int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_100_Entity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